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Inizio</text:p>
      <text:p text:style-name="Standard">2.Ricevi in ingresso da tastiera :2,3,0,4,5</text:p>
      <text:p text:style-name="Standard">3.Dimensione lista</text:p>
      <text:p text:style-name="Standard">4.Somma due coppie una ad una fino a che non trovi il risultato 5.</text:p>
      <text:p text:style-name="Standard">5.Stampa a video.</text:p>
      <text:p text:style-name="Standard">6.Fine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0" draw:style-name="gr1" draw:text-style-name="P1" svg:width="4.261cm" svg:height="2.25cm" svg:x="4.135cm" svg:y="0.083cm"><text:p/></draw:ellipse></text:p>
      <text:p text:style-name="Standard"><text:s text:c="53"/>INIINI</text:p>
      <text:p text:style-name="Standard"><text:s text:c="80"/>INIZIO</text:p>
      <text:p text:style-name="Standard"><text:s text:c="52"/></text:p>
      <text:p text:style-name="Standard"><draw:custom-shape text:anchor-type="paragraph" draw:z-index="1" draw:style-name="gr2" svg:width="0.003cm" svg:height="2.329cm" svg:x="6.304cm" svg:y="0.38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2" svg:width="5.663cm" svg:height="1.721cm" svg:x="3.129cm" svg:y="4.856cm"><text:p/><draw:enhanced-geometry svg:viewBox="0 0 21600 21600" draw:type="rectangle" draw:enhanced-path="M 0 0 L 21600 0 21600 21600 0 21600 0 0 Z N"/></draw:custom-shape><draw:custom-shape text:anchor-type="paragraph" draw:z-index="3" draw:style-name="gr2" svg:width="0.027cm" svg:height="3.017cm" svg:x="6.092cm" svg:y="1.86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" draw:style-name="gr2" svg:width="7.039cm" svg:height="1.482cm" svg:x="2.653cm" svg:y="0.385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95"/>I:2,3,0,,4,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style-name="gr2" svg:width="5.134cm" svg:height="1.218cm" svg:x="3.42cm" svg:y="4.052cm"><text:p/><draw:enhanced-geometry svg:viewBox="0 0 21600 21600" draw:type="rectangle" draw:enhanced-path="M 0 0 L 21600 0 21600 21600 0 21600 0 0 Z N"/></draw:custom-shape><draw:custom-shape text:anchor-type="paragraph" draw:z-index="5" draw:style-name="gr2" svg:width="0.027cm" svg:height="2.752cm" svg:x="5.987cm" svg:y="1.22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83"/>COMAN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9" draw:style-name="gr2" svg:width="4.366cm" svg:height="2.038cm" svg:x="3.791cm" svg:y="3.13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style-name="gr2" svg:width="0.003cm" svg:height="2.25cm" svg:x="5.881cm" svg:y="0.88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7" draw:style-name="gr2" svg:width="0.689cm" svg:height="0.107cm" svg:x="10.246cm" svg:y="0.19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80"/>SOMMA <text:s text:c="7"/>RISPOS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style-name="gr2" svg:width="2.594cm" svg:height="0.556cm" svg:x="13.183cm" svg:y="0.035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style-name="gr2" svg:width="1.668cm" svg:height="0.212cm" svg:x="11.146cm" svg:y="0.1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style-name="gr2" svg:width="0.08cm" svg:height="1.932cm" svg:x="8.077cm" svg:y="0.2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2" svg:width="0.027cm" svg:height="1.8cm" svg:x="3.791cm" svg:y="0.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 text:c="32"/>V <text:s text:c="43"/>SOMMA=5 F <text:s text:c="46"/>O:</text:p>
      <text:p text:style-name="Standard"><text:s text:c="148"/>IMP.</text:p>
      <text:p text:style-name="Standard"/>
      <text:p text:style-name="Standard"><draw:custom-shape text:anchor-type="paragraph" draw:z-index="11" draw:style-name="gr2" svg:width="0.027cm" svg:height="0.345cm" svg:x="3.658cm" svg:y="0.3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soft-page-break/></text:p>
      <text:p text:style-name="Standard"><draw:custom-shape text:anchor-type="paragraph" draw:z-index="15" draw:style-name="gr2" svg:width="4.287cm" svg:height="1.006cm" svg:x="1.224cm" svg:y="0.01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 <text:s text:c="51"/>O:S=5</text:p>
      <text:p text:style-name="Standard"><draw:ellipse text:anchor-type="paragraph" draw:z-index="17" draw:style-name="gr3" draw:text-style-name="P1" svg:width="3.282cm" svg:height="1.588cm" svg:x="1.277cm" svg:y="2.574cm"><text:p/></draw:ellipse><draw:custom-shape text:anchor-type="paragraph" draw:z-index="16" draw:style-name="gr2" svg:width="0.054cm" svg:height="1.985cm" svg:x="2.838cm" svg:y="0.5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44"/>F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lia Cristea</meta:initial-creator>
    <meta:creation-date>2017-05-17T19:40:43.30</meta:creation-date>
    <meta:document-statistic meta:table-count="0" meta:image-count="0" meta:object-count="0" meta:page-count="2" meta:paragraph-count="16" meta:word-count="40" meta:character-count="1049"/>
    <dc:date>2017-05-17T19:54:16.36</dc:date>
    <dc:creator>Iulia Cristea</dc:creator>
    <meta:editing-duration>PT13M39S</meta:editing-duration>
    <meta:editing-cycles>1</meta:editing-cycles>
    <meta:generator>OpenOffice/4.1.0$Win32 OpenOffice.org_project/410m18$Build-9764</meta:generator>
  </office:meta>
</office:document-meta>
</file>